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1.799cm" style:rel-column-width="6205*"/>
    </style:style>
    <style:style style:name="Team7.B" style:family="table-column">
      <style:table-column-properties style:column-width="2.011cm" style:rel-column-width="6935*"/>
    </style:style>
    <style:style style:name="Team7.C" style:family="table-column">
      <style:table-column-properties style:column-width="2.699cm" style:rel-column-width="9308*"/>
    </style:style>
    <style:style style:name="Team7.D" style:family="table-column">
      <style:table-column-properties style:column-width="12.492cm" style:rel-column-width="4308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D1" style:family="table-cell">
      <style:table-cell-properties fo:background-color="#faa61a" fo:padding="0.097cm" fo:border-left="0.5pt solid #cccccc" fo:border-right="1pt solid #cccccc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able1.3" style:family="table-row">
      <style:table-row-properties fo:background-color="#eeeeee" fo:keep-together="auto">
        <style:background-image/>
      </style:table-row-properties>
    </style:style>
    <style:style style:name="Table1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789cm" style:rel-column-width="16517*"/>
    </style:style>
    <style:style style:name="Naming_5f_convention.B" style:display-name="Naming_convention.B" style:family="table-column">
      <style:table-column-properties style:column-width="14.212cm" style:rel-column-width="49018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rol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roles.A" style:family="table-column">
      <style:table-column-properties style:column-width="3.096cm" style:rel-column-width="10677*"/>
    </style:style>
    <style:style style:name="roles.B" style:family="table-column">
      <style:table-column-properties style:column-width="15.905cm" style:rel-column-width="54858*"/>
    </style:style>
    <style:style style:name="roles.1" style:family="table-row">
      <style:table-row-properties fo:keep-together="auto"/>
    </style:style>
    <style:style style:name="rol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rol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roles.2" style:family="table-row">
      <style:table-row-properties fo:background-color="#eeeeee" fo:keep-together="auto">
        <style:background-image/>
      </style:table-row-properties>
    </style:style>
    <style:style style:name="rol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rol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096cm" style:rel-column-width="10677*"/>
    </style:style>
    <style:style style:name="Filetypes.B" style:family="table-column">
      <style:table-column-properties style:column-width="2.408cm" style:rel-column-width="8304*"/>
    </style:style>
    <style:style style:name="Filetypes.C" style:family="table-column">
      <style:table-column-properties style:column-width="4.498cm" style:rel-column-width="15513*"/>
    </style:style>
    <style:style style:name="Filetypes.D" style:family="table-column">
      <style:table-column-properties style:column-width="2.91cm" style:rel-column-width="10038*"/>
    </style:style>
    <style:style style:name="Filetypes.E" style:family="table-column">
      <style:table-column-properties style:column-width="6.089cm" style:rel-column-width="21003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background-color="#eeeeee" fo:keep-together="auto">
        <style:background-image/>
      </style:table-row-properties>
    </style:style>
    <style:style style:name="Filetyp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keep-together="auto"/>
    </style:style>
    <style:style style:name="Filetypes.7" style:family="table-row">
      <style:table-row-properties fo:keep-together="auto"/>
    </style:style>
    <style:style style:name="Filetypes.12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096cm" style:rel-column-width="10677*"/>
    </style:style>
    <style:style style:name="Formats.B" style:family="table-column">
      <style:table-column-properties style:column-width="4.895cm" style:rel-column-width="16882*"/>
    </style:style>
    <style:style style:name="Formats.C" style:family="table-column">
      <style:table-column-properties style:column-width="3.81cm" style:rel-column-width="13141*"/>
    </style:style>
    <style:style style:name="Formats.D" style:family="table-column">
      <style:table-column-properties style:column-width="7.2cm" style:rel-column-width="24835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itle">
      <style:text-properties fo:language="en" fo:country="US"/>
    </style:style>
    <style:style style:name="P12" style:family="paragraph" style:parent-style-name="Subtitle">
      <style:text-properties fo:language="en" fo:country="US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Contents_20_Heading" style:master-page-name="Index">
      <style:paragraph-properties style:page-number="auto"/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1" style:master-page-name="Standard">
      <style:paragraph-properties style:page-number="1"/>
      <style:text-properties fo:language="en" fo:country="US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355269"/>
    </style:style>
    <style:style style:name="T3" style:family="text">
      <style:text-properties fo:color="#07009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11">Howl’s Moving Castle: another door</text:p>
      <text:p text:style-name="P12">Project guidelines</text:p>
      <text:p text:style-name="P12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>
        <table:table-column table:style-name="Team7.A"/>
        <table:table-column table:style-name="Team7.B"/>
        <table:table-column table:style-name="Team7.C"/>
        <table:table-column table:style-name="Team7.D"/>
        <table:table-row table:style-name="Team7.1">
          <table:table-cell table:style-name="Team7.A1" table:number-columns-spanned="3" office:value-type="string">
            <text:p text:style-name="Table_20_Heading">Team7</text:p>
          </table:table-cell>
          <table:covered-table-cell/>
          <table:covered-table-cell/>
          <table:table-cell table:style-name="Team7.D1" office:value-type="string">
            <text:p text:style-name="Table_20_Heading"/>
          </table:table-cell>
        </table:table-row>
        <table:table-row table:style-name="Team7.2">
          <table:table-cell table:style-name="Team7.A2" office:value-type="string">
            <text:p text:style-name="P8">938320</text:p>
          </table:table-cell>
          <table:table-cell table:style-name="Team7.B2" office:value-type="string">
            <text:p text:style-name="P8">Dettori</text:p>
          </table:table-cell>
          <table:table-cell table:style-name="Team7.B2" office:value-type="string">
            <text:p text:style-name="P8">Francesco</text:p>
          </table:table-cell>
          <table:table-cell table:style-name="Team7.B2" office:value-type="string">
            <text:p text:style-name="P8">francesco.dettori@studenti.unimi.it</text:p>
          </table:table-cell>
        </table:table-row>
        <table:table-row table:style-name="Team7.3">
          <table:table-cell table:style-name="Team7.A2" office:value-type="string">
            <text:p text:style-name="P8">938379</text:p>
          </table:table-cell>
          <table:table-cell table:style-name="Team7.B2" office:value-type="string">
            <text:p text:style-name="P8">Iervolino</text:p>
          </table:table-cell>
          <table:table-cell table:style-name="Team7.B2" office:value-type="string">
            <text:p text:style-name="P8">Riccardo</text:p>
          </table:table-cell>
          <table:table-cell table:style-name="Team7.B2" office:value-type="string">
            <text:p text:style-name="P8">riccardo.iervolino@studenti.unimi.it</text:p>
          </table:table-cell>
        </table:table-row>
        <table:table-row table:style-name="Team7.4">
          <table:table-cell table:style-name="Team7.A2" office:value-type="string">
            <text:p text:style-name="P8">931468</text:p>
          </table:table-cell>
          <table:table-cell table:style-name="Team7.B2" office:value-type="string">
            <text:p text:style-name="P8">Maione</text:p>
          </table:table-cell>
          <table:table-cell table:style-name="Team7.B2" office:value-type="string">
            <text:p text:style-name="P8">Michele</text:p>
          </table:table-cell>
          <table:table-cell table:style-name="Team7.B2" office:value-type="string">
            <text:p text:style-name="P8">michele.maione@studenti.unimi.it</text:p>
          </table:table-cell>
        </table:table-row>
      </table:table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5">Index</text:p>
          </text:index-title>
          <text:p text:style-name="P17"><text:a xlink:type="simple" xlink:href="#__RefHeading___Toc154_2204026579">Change log<text:tab/>1</text:a></text:p>
          <text:p text:style-name="P17"><text:a xlink:type="simple" xlink:href="#__RefHeading___Toc156_2204026579">Paths and project structure<text:tab/>2</text:a></text:p>
          <text:p text:style-name="P16"><text:a xlink:type="simple" xlink:href="#__RefHeading___Toc12500_1257025330">Project structure<text:tab/>2</text:a></text:p>
          <text:p text:style-name="P16"><text:a xlink:type="simple" xlink:href="#__RefHeading___Toc12502_1257025330">Project folders<text:tab/>3</text:a></text:p>
          <text:p text:style-name="P17"><text:a xlink:type="simple" xlink:href="#__RefHeading___Toc800_2442314896">Naming convention<text:tab/>4</text:a></text:p>
          <text:p text:style-name="P17"><text:a xlink:type="simple" xlink:href="#__RefHeading___Toc804_2442314896">Tools, file types and format<text:tab/>5</text:a></text:p>
          <text:p text:style-name="P16"><text:a xlink:type="simple" xlink:href="#__RefHeading___Toc1056_1257025330">Roles<text:tab/>5</text:a></text:p>
          <text:p text:style-name="P16"><text:a xlink:type="simple" xlink:href="#__RefHeading___Toc1058_1257025330">Tools<text:tab/>5</text:a></text:p>
          <text:p text:style-name="P16"><text:a xlink:type="simple" xlink:href="#__RefHeading___Toc3948_1649709148">Formats<text:tab/>5</text:a></text:p>
          <text:p text:style-name="P17"><text:a xlink:type="simple" xlink:href="#__RefHeading___Toc487_337111748">Version control<text:tab/>6</text:a></text:p>
          <text:p text:style-name="P16"><text:a xlink:type="simple" xlink:href="#__RefHeading___Toc9623_1257025330">Information<text:tab/>6</text:a></text:p>
          <text:p text:style-name="P16"><text:a xlink:type="simple" xlink:href="#__RefHeading___Toc9625_1257025330">Backup<text:tab/>6</text:a></text:p>
        </text:index-body>
      </text:table-of-content>
      <text:p text:style-name="P10"/>
      <text:h text:style-name="P19" text:outline-level="1"><text:bookmark-start text:name="__RefHeading___Toc154_2204026579"/>Change log<text:bookmark-end text:name="__RefHeading___Toc154_2204026579"/>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B1" office:value-type="string">
            <text:p text:style-name="Table_20_Heading">Date</text:p>
          </table:table-cell>
          <table:table-cell table:style-name="Changelog.B1" office:value-type="string">
            <text:p text:style-name="Table_20_Heading">Description</text:p>
          </table:table-cell>
        </table:table-row>
        <table:table-row table:style-name="Changelog.2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5/10/2018</text:p>
          </table:table-cell>
          <table:table-cell table:style-name="Changelog.B2" office:value-type="string">
            <text:p text:style-name="Table_20_Contents">Created this document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6/11/2018</text:p>
          </table:table-cell>
          <table:table-cell table:style-name="Changelog.B3" office:value-type="string">
            <text:p text:style-name="Table_20_Contents">Added info on issue tracking</text:p>
          </table:table-cell>
        </table:table-row>
        <table:table-row table:style-name="Changelog.4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7/11/2018</text:p>
          </table:table-cell>
          <table:table-cell table:style-name="Changelog.B2" office:value-type="string">
            <text:p text:style-name="Table_20_Contents">Added file types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8/11/2018</text:p>
          </table:table-cell>
          <table:table-cell table:style-name="Changelog.B3" office:value-type="string">
            <text:p text:style-name="Table_20_Contents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Table_20_Contents">Dettori</text:p>
          </table:table-cell>
          <table:table-cell table:style-name="Changelog.B2" office:value-type="string">
            <text:p text:style-name="Table_20_Contents">29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07/11/2018</text:p>
          </table:table-cell>
          <table:table-cell table:style-name="Changelog.B3" office:value-type="string">
            <text:p text:style-name="Table_20_Contents">Updated path structure</text:p>
          </table:table-cell>
        </table:table-row>
        <table:table-row table:style-name="Changelog.6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17/11/2018</text:p>
          </table:table-cell>
          <table:table-cell table:style-name="Changelog.B2" office:value-type="string">
            <text:p text:style-name="Table_20_Contents">Replaced all the embedded images with the referenced one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1/2018</text:p>
          </table:table-cell>
          <table:table-cell table:style-name="Changelog.B3" office:value-type="string">
            <text:p text:style-name="Table_20_Contents">Corrections</text:p>
          </table:table-cell>
        </table:table-row>
        <table:table-row table:style-name="Changelog.6">
          <table:table-cell table:style-name="Changelog.A2" office:value-type="string">
            <text:p text:style-name="Table_20_Contents">Iervolino</text:p>
          </table:table-cell>
          <table:table-cell table:style-name="Changelog.B2" office:value-type="string">
            <text:p text:style-name="Table_20_Contents">21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2/2018</text:p>
          </table:table-cell>
          <table:table-cell table:style-name="Changelog.B3" office:value-type="string">
            <text:p text:style-name="Table_20_Contents">Corrections</text:p>
          </table:table-cell>
        </table:table-row>
      </table:table>
      <text:p text:style-name="P10"/>
      <text:h text:style-name="P21" text:outline-level="1"><text:bookmark-start text:name="__RefHeading___Toc156_2204026579"/>Paths and project structure<text:bookmark-end text:name="__RefHeading___Toc156_2204026579"/></text:h>
      <text:p text:style-name="Text_20_body"><text:span text:style-name="T1">The project directory is the one that contain the .git folder (see page </text:span><text:span text:style-name="T1"><text:bookmark-ref text:reference-format="page" text:ref-name="__RefHeading___Toc487_337111748">6</text:bookmark-ref></text:span><text:span text:style-name="T1">).</text:span></text:p>
      <text:h text:style-name="Heading_20_2" text:outline-level="2"><text:bookmark-start text:name="__RefHeading___Toc12500_1257025330"/><text:span text:style-name="T1">Project structure</text:span><text:bookmark-end text:name="__RefHeading___Toc12500_1257025330"/></text:h>
      <text:p text:style-name="Codice">Howl’s Moving Castle - another door</text:p>
      <text:p text:style-name="Codice">├───Rules</text:p>
      <text:p text:style-name="Codice">├───Ideas and suggestions</text:p>
      <text:p text:style-name="Codice">├───Documentation</text:p>
      <text:p text:style-name="Codice">│ <text:s text:c="2"/>└───Periodic tables of story telling</text:p>
      <text:p text:style-name="Codice">├───Resources</text:p>
      <text:p text:style-name="Codice">│ <text:s text:c="2"/>├───Characters</text:p>
      <text:p text:style-name="Codice">│ <text:s text:c="2"/>│ <text:s text:c="2"/>├───Characters maps</text:p>
      <text:p text:style-name="Codice">│ <text:s text:c="2"/>│ <text:s text:c="2"/>└───<text:span text:style-name="T3">[Character Name]</text:span></text:p>
      <text:p text:style-name="Codice">│ <text:s text:c="2"/>│ <text:s text:c="6"/>└───<text:span text:style-name="T3">[Transformation Name]</text:span> <text:span text:style-name="T2">(e.g. Normal/Kid/Old/Berserk)</text:span></text:p>
      <text:p text:style-name="Codice">│ <text:s text:c="2"/>│ <text:s text:c="10"/>├───Story</text:p>
      <text:p text:style-name="Codice">│ <text:s text:c="2"/>│ <text:s text:c="10"/>├───Icons</text:p>
      <text:p text:style-name="Codice">│ <text:s text:c="2"/>│ <text:s text:c="10"/>├───Sketch and pictures</text:p>
      <text:p text:style-name="Codice">│ <text:s text:c="2"/>│ <text:s text:c="10"/>├───Interpersonal circumplex</text:p>
      <text:p text:style-name="Codice">│ <text:s text:c="2"/>│ <text:s text:c="10"/>├───3D model</text:p>
      <text:p text:style-name="Codice">│ <text:s text:c="2"/>│ <text:s text:c="10"/>│ <text:s text:c="2"/>└───Textures</text:p>
      <text:p text:style-name="Codice">│ <text:s text:c="2"/>│ <text:s text:c="10"/>├───Sounds</text:p>
      <text:p text:style-name="Codice">│ <text:s text:c="2"/>│ <text:s text:c="10"/>└───Music</text:p>
      <text:p text:style-name="Codice">│ <text:s text:c="2"/>├───Objects</text:p>
      <text:p text:style-name="Codice">│ <text:s text:c="2"/>│ <text:s text:c="2"/>└───<text:span text:style-name="T3">[Object Name]</text:span></text:p>
      <text:p text:style-name="Codice">│ <text:s text:c="2"/>│ <text:s text:c="6"/>├───Sketch and pictures</text:p>
      <text:p text:style-name="Codice">│ <text:s text:c="2"/>│ <text:s text:c="6"/>├───Icons</text:p>
      <text:p text:style-name="Codice">│ <text:s text:c="2"/>│ <text:s text:c="6"/>├───3D model</text:p>
      <text:p text:style-name="Codice">│ <text:s text:c="2"/>│ <text:s text:c="6"/>│ <text:s text:c="2"/>└───Textures</text:p>
      <text:p text:style-name="Codice">│ <text:s text:c="2"/>│ <text:s text:c="6"/>└───Sounds</text:p>
      <text:p text:style-name="Codice">│ <text:s text:c="2"/>├───Levels</text:p>
      <text:p text:style-name="Codice">│ <text:s text:c="2"/>│ <text:s text:c="2"/>├───Diagrams</text:p>
      <text:p text:style-name="Codice">│ <text:s text:c="2"/>│ <text:s text:c="2"/>├───Maps</text:p>
      <text:p text:style-name="Codice">│ <text:s text:c="2"/>│ <text:s text:c="2"/>└───<text:span text:style-name="T3">[Nation Name]</text:span></text:p>
      <text:p text:style-name="Codice">│ <text:s text:c="2"/>│ <text:s text:c="6"/>└───<text:span text:style-name="T3">[City Name]</text:span></text:p>
      <text:p text:style-name="Codice">│ <text:s text:c="2"/>│ <text:s text:c="10"/>└───<text:span text:style-name="T3">[Zone Name]</text:span></text:p>
      <text:p text:style-name="Codice">│ <text:s text:c="2"/>│ <text:s text:c="14"/>└───<text:span text:style-name="T3">[Transformation Name]</text:span> <text:span text:style-name="T2">(e.g. Normal/InFlames/PostWar/Past)</text:span></text:p>
      <text:p text:style-name="Codice">│ <text:s text:c="2"/>│ <text:s text:c="18"/>├───Story</text:p>
      <text:p text:style-name="Codice">│ <text:s text:c="2"/>│ <text:s text:c="18"/>├───Maps</text:p>
      <text:p text:style-name="Codice">│ <text:s text:c="2"/>│ <text:s text:c="18"/>├───Icons</text:p>
      <text:p text:style-name="Codice">│ <text:s text:c="2"/>│ <text:s text:c="18"/>├───Sketch and pictures</text:p>
      <text:p text:style-name="Codice">│ <text:s text:c="2"/>│ <text:s text:c="18"/>├───Sounds</text:p>
      <text:p text:style-name="Codice">│ <text:s text:c="2"/>│ <text:s text:c="18"/>├───Music</text:p>
      <text:p text:style-name="Codice">│ <text:s text:c="2"/>│ <text:s text:c="18"/>└───Rooms</text:p>
      <text:p text:style-name="Codice">│ <text:s text:c="2"/>│ <text:s text:c="22"/>└───<text:span text:style-name="T3">[Room Name]</text:span></text:p>
      <text:p text:style-name="Codice">│ <text:s text:c="2"/>│ <text:s text:c="26"/>├───Sketch and pictures</text:p>
      <text:p text:style-name="Codice">│ <text:s text:c="2"/>│ <text:s text:c="26"/>├───3D model</text:p>
      <text:p text:style-name="Codice">│ <text:s text:c="2"/>│ <text:s text:c="26"/>│ <text:s text:c="2"/>└───Textures</text:p>
      <text:p text:style-name="Codice">│ <text:s text:c="2"/>│ <text:s text:c="26"/>├───Sounds</text:p>
      <text:p text:style-name="Codice">│ <text:s text:c="2"/>│ <text:s text:c="26"/>└───Music</text:p>
      <text:p text:style-name="Codice">│ <text:s text:c="2"/>└───Logos</text:p>
      <text:p text:style-name="Codice">├───Aurora tool prototypes</text:p>
      <text:p text:style-name="Codice">└───Ghost Unity project</text:p>
      <text:p text:style-name="Standard"/>
      <text:h text:style-name="P18" text:outline-level="2"><text:bookmark-start text:name="__RefHeading___Toc12502_1257025330"/><text:span text:style-name="T1">Project folders</text:span><text:bookmark-end text:name="__RefHeading___Toc12502_1257025330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older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Table_20_Contents">Rules</text:p>
          </table:table-cell>
          <table:table-cell table:style-name="Table1.B2" office:value-type="string">
            <text:p text:style-name="Table_20_Contents">D&amp;D rules.</text:p>
          </table:table-cell>
        </table:table-row>
        <table:table-row table:style-name="Table1.3">
          <table:table-cell table:style-name="Table1.A3" office:value-type="string">
            <text:p text:style-name="Table_20_Contents">Ideas and suggestions</text:p>
          </table:table-cell>
          <table:table-cell table:style-name="Table1.B3" office:value-type="string">
            <text:p text:style-name="Table_20_Contents">All the drafts, stuffs and ideas made by the game and level designers.</text:p>
          </table:table-cell>
        </table:table-row>
        <table:table-row table:style-name="Table1.1"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Table_20_Contents">The design documents.</text:p>
          </table:table-cell>
        </table:table-row>
        <table:table-row table:style-name="Table1.3">
          <table:table-cell table:style-name="Table1.A3" office:value-type="string">
            <text:p text:style-name="Table_20_Contents">Characters</text:p>
          </table:table-cell>
          <table:table-cell table:style-name="Table1.B3" office:value-type="string">
            <text:p text:style-name="Table_20_Contents">Directory relative to all the characters of the game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tory</text:p>
          </table:table-cell>
          <table:table-cell table:style-name="Table1.B2" office:value-type="string">
            <text:p text:style-name="Table_20_Contents">Drafts on the history of the specified character.</text:p>
          </table:table-cell>
        </table:table-row>
        <table:table-row table:style-name="Table1.3">
          <table:table-cell table:style-name="Table1.A3" office:value-type="string">
            <text:p text:style-name="Table_20_Contents">Characters→Character→Icons</text:p>
          </table:table-cell>
          <table:table-cell table:style-name="Table1.B3" office:value-type="string">
            <text:p text:style-name="Table_20_Contents">Character icon for the menu if present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ketch and pictures</text:p>
          </table:table-cell>
          <table:table-cell table:style-name="Table1.B2" office:value-type="string">
            <text:p text:style-name="Table_20_Contents">Character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Objects</text:p>
          </table:table-cell>
          <table:table-cell table:style-name="Table1.B3" office:value-type="string">
            <text:p text:style-name="Table_20_Contents">Directory relative to all the objects with which the characters can interact.</text:p>
          </table:table-cell>
        </table:table-row>
        <table:table-row table:style-name="Table1.1">
          <table:table-cell table:style-name="Table1.A2" office:value-type="string">
            <text:p text:style-name="Table_20_Contents">Objects→Object→Sketch and pictures</text:p>
          </table:table-cell>
          <table:table-cell table:style-name="Table1.B2" office:value-type="string">
            <text:p text:style-name="Table_20_Contents">Object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</text:p>
          </table:table-cell>
          <table:table-cell table:style-name="Table1.B3" office:value-type="string">
            <text:p text:style-name="Table_20_Contents">Directory relative to all the levels of the game.</text:p>
          </table:table-cell>
        </table:table-row>
        <table:table-row table:style-name="Table1.1">
          <table:table-cell table:style-name="Table1.A2" office:value-type="string">
            <text:p text:style-name="Table_20_Contents">Levels→Diagrams</text:p>
          </table:table-cell>
          <table:table-cell table:style-name="Table1.B2" office:value-type="string">
            <text:p text:style-name="Table_20_Contents">Flowcharts of the game.</text:p>
          </table:table-cell>
        </table:table-row>
        <table:table-row table:style-name="Table1.3">
          <table:table-cell table:style-name="Table1.A3" office:value-type="string">
            <text:p text:style-name="Table_20_Contents">Levels→Maps</text:p>
          </table:table-cell>
          <table:table-cell table:style-name="Table1.B3" office:value-type="string">
            <text:p text:style-name="Table_20_Contents">World map: generic and detailed maps, levels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tory</text:p>
          </table:table-cell>
          <table:table-cell table:style-name="Table1.B2" office:value-type="string">
            <text:p text:style-name="Table_20_Contents">Drafts on the story of: level zone, quest, …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Maps</text:p>
          </table:table-cell>
          <table:table-cell table:style-name="Table1.B3" office:value-type="string">
            <text:p text:style-name="Table_20_Contents">Generic maps, detailed maps, level zone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ketch and pictures</text:p>
          </table:table-cell>
          <table:table-cell table:style-name="Table1.B2" office:value-type="string">
            <text:p text:style-name="Table_20_Contents">Level zone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Rooms</text:p>
          </table:table-cell>
          <table:table-cell table:style-name="Table1.B3" office:value-type="string">
            <text:p text:style-name="Table_20_Contents">Directory relative to all the rooms of a level.</text:p>
          </table:table-cell>
        </table:table-row>
      </table:table>
      <text:p text:style-name="Standard"/>
      <text:h text:style-name="P20" text:outline-level="1"><text:bookmark-start text:name="__RefHeading___Toc800_2442314896"/>Naming convention<text:bookmark-end text:name="__RefHeading___Toc800_2442314896"/></text:h>
      <text:p text:style-name="Text_20_body">We choose to use the following naming convention:</text:p>
      <table:table table:name="Naming_convention" table:style-name="Naming_5f_convention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Heading">Group</text:p>
          </table:table-cell>
          <table:table-cell table:style-name="Naming_5f_convention.B1" office:value-type="string">
            <text:p text:style-name="Table_20_Heading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7">Sketch/picture</text:p>
          </table:table-cell>
          <table:table-cell table:style-name="Naming_5f_convention.B2" office:value-type="string">
            <text:p text:style-name="P7">SKT_[level/character name]_[transformation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7">PIC_[level/character name]_[transformation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Interpersonal circumplex</text:p>
          </table:table-cell>
          <table:table-cell table:style-name="Naming_5f_convention.B2" office:value-type="string">
            <text:p text:style-name="P7">IPC_[character name]_[transformation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7">Periodic table of story telling</text:p>
          </table:table-cell>
          <table:table-cell table:style-name="Naming_5f_convention.B2" office:value-type="string">
            <text:p text:style-name="P7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Map</text:p>
          </table:table-cell>
          <table:table-cell table:style-name="Naming_5f_convention.B2" office:value-type="string">
            <text:p text:style-name="P7">MAP_[level name]_[transformation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7">Diagram</text:p>
          </table:table-cell>
          <table:table-cell table:style-name="Naming_5f_convention.B2" office:value-type="string">
            <text:p text:style-name="P7">DIA_[diagram type]_[level/character name]_[transformation/status name].ext</text:p>
          </table:table-cell>
        </table:table-row>
      </table:table>
      <text:p text:style-name="Standard"/>
      <text:h text:style-name="P20" text:outline-level="1"><text:bookmark-start text:name="__RefHeading___Toc804_2442314896"/>Tools, file types and format<text:bookmark-end text:name="__RefHeading___Toc804_2442314896"/></text:h>
      <text:p text:style-name="Standard">There are software in common between all the people involved in the project, and others useful only for some roles. Below are the configurations.</text:p>
      <text:h text:style-name="Heading_20_2" text:outline-level="2"><text:bookmark-start text:name="__RefHeading___Toc1056_1257025330"/>Roles<text:bookmark-end text:name="__RefHeading___Toc1056_1257025330"/></text:h>
      <text:p text:style-name="Text_20_body">These are the roles present in this project: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Table_20_Heading">Symbol</text:p>
          </table:table-cell>
          <table:table-cell table:style-name="roles.B1" office:value-type="string">
            <text:p text:style-name="Table_20_Heading">Description</text:p>
          </table:table-cell>
        </table:table-row>
        <table:table-row table:style-name="roles.2">
          <table:table-cell table:style-name="roles.A2" office:value-type="string">
            <text:p text:style-name="P5">D</text:p>
          </table:table-cell>
          <table:table-cell table:style-name="roles.B2" office:value-type="string">
            <text:p text:style-name="P5">Game and Level designer</text:p>
          </table:table-cell>
        </table:table-row>
        <table:table-row table:style-name="roles.1">
          <table:table-cell table:style-name="roles.A2" office:value-type="string">
            <text:p text:style-name="P5">A</text:p>
          </table:table-cell>
          <table:table-cell table:style-name="roles.B2" office:value-type="string">
            <text:p text:style-name="P5">Artist</text:p>
          </table:table-cell>
        </table:table-row>
        <table:table-row table:style-name="roles.2">
          <table:table-cell table:style-name="roles.A2" office:value-type="string">
            <text:p text:style-name="P5">P</text:p>
          </table:table-cell>
          <table:table-cell table:style-name="roles.B2" office:value-type="string">
            <text:p text:style-name="P5">Programmer</text:p>
          </table:table-cell>
        </table:table-row>
        <table:table-row table:style-name="roles.1">
          <table:table-cell table:style-name="roles.A2" office:value-type="string">
            <text:p text:style-name="P5">M</text:p>
          </table:table-cell>
          <table:table-cell table:style-name="roles.B2" office:value-type="string">
            <text:p text:style-name="P5">Musician</text:p>
          </table:table-cell>
        </table:table-row>
      </table:table>
      <text:h text:style-name="Heading_20_2" text:outline-level="2"><text:bookmark-start text:name="__RefHeading___Toc1058_1257025330"/>Tools<text:bookmark-end text:name="__RefHeading___Toc1058_1257025330"/></text:h>
      <text:p text:style-name="Text_20_body">Tools used in this project:</text:p>
      <table:table table:name="Filetypes" table:style-name="Filetypes">
        <table:table-column table:style-name="Filetypes.A"/>
        <table:table-column table:style-name="Filetypes.B"/>
        <table:table-column table:style-name="Filetypes.C"/>
        <table:table-column table:style-name="Filetypes.D"/>
        <table:table-column table:style-name="Filetypes.E"/>
        <table:table-row table:style-name="Filetypes.1">
          <table:table-cell table:style-name="Filetypes.A1" office:value-type="string">
            <text:p text:style-name="Table_20_Heading">Group</text:p>
          </table:table-cell>
          <table:table-cell table:style-name="Filetypes.B1" office:value-type="string">
            <text:p text:style-name="Table_20_Heading">Roles</text:p>
          </table:table-cell>
          <table:table-cell table:style-name="Filetypes.B1" office:value-type="string">
            <text:p text:style-name="Table_20_Heading">File type</text:p>
          </table:table-cell>
          <table:table-cell table:style-name="Filetypes.B1" office:value-type="string">
            <text:p text:style-name="Table_20_Heading">Extension</text:p>
          </table:table-cell>
          <table:table-cell table:style-name="Filetypes.B1" office:value-type="string">
            <text:p text:style-name="Table_20_Heading">Software</text:p>
          </table:table-cell>
        </table:table-row>
        <table:table-row table:style-name="Filetypes.2">
          <table:table-cell table:style-name="Filetypes.A2" office:value-type="string">
            <text:p text:style-name="P6">Environment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.S.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Windows 10</text:p>
          </table:table-cell>
        </table:table-row>
        <table:table-row table:style-name="Filetypes.3">
          <table:table-cell table:style-name="Filetypes.A2" table:number-rows-spanned="5" office:value-type="string">
            <text:p text:style-name="P6">Organization</text:p>
          </table:table-cell>
          <table:table-cell table:style-name="Filetypes.B2" table:number-rows-spanned="5" office:value-type="string">
            <text:p text:style-name="P6">D, A, P, M</text:p>
          </table:table-cell>
          <table:table-cell table:style-name="Filetypes.B2" office:value-type="string">
            <text:p text:style-name="P6">Issue tracking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Pivotal Tracker (online)</text:p>
          </table:table-cell>
        </table:table-row>
        <table:table-row table:style-name="Filetypes.4">
          <table:covered-table-cell/>
          <table:covered-table-cell/>
          <table:table-cell table:style-name="Filetypes.B2" office:value-type="string">
            <text:p text:style-name="P6">Version control</text:p>
          </table:table-cell>
          <table:table-cell table:style-name="Filetypes.B2" office:value-type="string">
            <text:p text:style-name="P6">.git</text:p>
          </table:table-cell>
          <table:table-cell table:style-name="Filetypes.B2" office:value-type="string">
            <text:p text:style-name="P6">Git 2.19</text:p>
          </table:table-cell>
        </table:table-row>
        <table:table-row table:style-name="Filetypes.5">
          <table:covered-table-cell/>
          <table:covered-table-cell/>
          <table:table-cell table:style-name="Filetypes.B2" office:value-type="string">
            <text:p text:style-name="P6">Flowchart</text:p>
          </table:table-cell>
          <table:table-cell table:style-name="Filetypes.B2" office:value-type="string">
            <text:p text:style-name="P6">.xml</text:p>
          </table:table-cell>
          <table:table-cell table:style-name="Filetypes.B2" office:value-type="string">
            <text:p text:style-name="P6">Draw.io Desktop 8.8.0</text:p>
          </table:table-cell>
        </table:table-row>
        <table:table-row table:style-name="Filetypes.6">
          <table:covered-table-cell/>
          <table:covered-table-cell/>
          <table:table-cell table:style-name="Filetypes.B2" office:value-type="string">
            <text:p text:style-name="P6">Text document</text:p>
          </table:table-cell>
          <table:table-cell table:style-name="Filetypes.B2" office:value-type="string">
            <text:p text:style-name="P6">.odt</text:p>
          </table:table-cell>
          <table:table-cell table:style-name="Filetypes.B2" office:value-type="string">
            <text:p text:style-name="P6">LibreOffice 6.1.2</text:p>
          </table:table-cell>
        </table:table-row>
        <table:table-row table:style-name="Filetypes.7">
          <table:covered-table-cell/>
          <table:covered-table-cell/>
          <table:table-cell table:style-name="Filetypes.B2" office:value-type="string">
            <text:p text:style-name="P6">Document presentation</text:p>
          </table:table-cell>
          <table:table-cell table:style-name="Filetypes.B2" office:value-type="string">
            <text:p text:style-name="P6">.pdf</text:p>
          </table:table-cell>
          <table:table-cell table:style-name="Filetypes.B2" office:value-type="string">
            <text:p text:style-name="P6">Adobe Acrobat Reader DC 2019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6">Asset editing</text:p>
          </table:table-cell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Raster image</text:p>
          </table:table-cell>
          <table:table-cell table:style-name="Filetypes.B2" office:value-type="string">
            <text:p text:style-name="P6">.png; .jpg; .tiff</text:p>
          </table:table-cell>
          <table:table-cell table:style-name="Filetypes.B2" office:value-type="string">
            <text:p text:style-name="P6">GIMP 2.1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Vector image</text:p>
          </table:table-cell>
          <table:table-cell table:style-name="Filetypes.B2" office:value-type="string">
            <text:p text:style-name="P6">.svg</text:p>
          </table:table-cell>
          <table:table-cell table:style-name="Filetypes.B2" office:value-type="string">
            <text:p text:style-name="P6">Inkscape 0.91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M</text:p>
          </table:table-cell>
          <table:table-cell table:style-name="Filetypes.B2" office:value-type="string">
            <text:p text:style-name="P6">Music and sounds</text:p>
          </table:table-cell>
          <table:table-cell table:style-name="Filetypes.B2" office:value-type="string">
            <text:p text:style-name="P6">.mp3</text:p>
          </table:table-cell>
          <table:table-cell table:style-name="Filetypes.B2" office:value-type="string">
            <text:p text:style-name="P6">FL Studio 2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A</text:p>
          </table:table-cell>
          <table:table-cell table:style-name="Filetypes.B2" office:value-type="string">
            <text:p text:style-name="P6">3D models</text:p>
          </table:table-cell>
          <table:table-cell table:style-name="Filetypes.B2" office:value-type="string">
            <text:p text:style-name="P6">.blend; .fbx</text:p>
          </table:table-cell>
          <table:table-cell table:style-name="Filetypes.B2" office:value-type="string">
            <text:p text:style-name="P6">Blender 2.79</text:p>
          </table:table-cell>
        </table:table-row>
        <table:table-row table:style-name="Filetypes.12">
          <table:table-cell table:style-name="Filetypes.A2" office:value-type="string">
            <text:p text:style-name="P9">General editing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ther text file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Notepad++ 7.5.9</text:p>
          </table:table-cell>
        </table:table-row>
        <table:table-row table:style-name="Filetypes.2">
          <table:table-cell table:style-name="Filetypes.A2" table:number-rows-spanned="2" office:value-type="string">
            <text:p text:style-name="P9">Prototyping</text:p>
          </table:table-cell>
          <table:table-cell table:style-name="Filetypes.B2" office:value-type="string">
            <text:p text:style-name="P6">D</text:p>
          </table:table-cell>
          <table:table-cell table:style-name="Filetypes.B2" office:value-type="string">
            <text:p text:style-name="P6">Level prototype</text:p>
          </table:table-cell>
          <table:table-cell table:style-name="Filetypes.B2" office:value-type="string">
            <text:p text:style-name="P6">.erf</text:p>
          </table:table-cell>
          <table:table-cell table:style-name="Filetypes.B2" office:value-type="string">
            <text:p text:style-name="P6">Aurora Toolset 1.68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Tiled map</text:p>
          </table:table-cell>
          <table:table-cell table:style-name="Filetypes.B2" office:value-type="string">
            <text:p text:style-name="P6">.tmx</text:p>
          </table:table-cell>
          <table:table-cell table:style-name="Filetypes.B2" office:value-type="string">
            <text:p text:style-name="P6">Tiled 1.2.0</text:p>
          </table:table-cell>
        </table:table-row>
        <table:table-row table:style-name="Filetypes.12">
          <table:table-cell table:style-name="Filetypes.A2" table:number-rows-spanned="2" office:value-type="string">
            <text:p text:style-name="P6">Development</text:p>
          </table:table-cell>
          <table:table-cell table:style-name="Filetypes.B2" office:value-type="string">
            <text:p text:style-name="P6">P</text:p>
          </table:table-cell>
          <table:table-cell table:style-name="Filetypes.B2" office:value-type="string">
            <text:p text:style-name="P6">C# project</text:p>
          </table:table-cell>
          <table:table-cell table:style-name="Filetypes.B2" office:value-type="string">
            <text:p text:style-name="P6">.sln</text:p>
          </table:table-cell>
          <table:table-cell table:style-name="Filetypes.B2" office:value-type="string">
            <text:p text:style-name="P6">Visual Studio 2017</text:p>
          </table:table-cell>
        </table:table-row>
        <table:table-row table:style-name="Filetypes.12">
          <table:covered-table-cell/>
          <table:table-cell table:style-name="Filetypes.B2" office:value-type="string">
            <text:p text:style-name="P6">D, P</text:p>
          </table:table-cell>
          <table:table-cell table:style-name="Filetypes.B2" office:value-type="string">
            <text:p text:style-name="P6">Unity project</text:p>
          </table:table-cell>
          <table:table-cell table:style-name="Filetypes.B2" office:value-type="string">
            <text:p text:style-name="P6">.unity</text:p>
          </table:table-cell>
          <table:table-cell table:style-name="Filetypes.B2" office:value-type="string">
            <text:p text:style-name="P6">Unity 2018.2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>
        <table:table-column table:style-name="Formats.A"/>
        <table:table-column table:style-name="Formats.B"/>
        <table:table-column table:style-name="Formats.C"/>
        <table:table-column table:style-name="Formats.D"/>
        <table:table-row table:style-name="Formats.1">
          <table:table-cell table:style-name="Formats.A1" office:value-type="string">
            <text:p text:style-name="Table_20_Heading">Group</text:p>
          </table:table-cell>
          <table:table-cell table:style-name="Formats.B1" office:value-type="string">
            <text:p text:style-name="Table_20_Heading">File type</text:p>
          </table:table-cell>
          <table:table-cell table:style-name="Formats.B1" office:value-type="string">
            <text:p text:style-name="Table_20_Heading">Extension</text:p>
          </table:table-cell>
          <table:table-cell table:style-name="Formats.B1" office:value-type="string">
            <text:p text:style-name="Table_20_Heading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6">Asset editing</text:p>
          </table:table-cell>
          <table:table-cell table:style-name="Formats.B2" office:value-type="string">
            <text:p text:style-name="P6">Raster image</text:p>
          </table:table-cell>
          <table:table-cell table:style-name="Formats.B2" office:value-type="string">
            <text:p text:style-name="P6">.png; .jpg; .tiff</text:p>
          </table:table-cell>
          <table:table-cell table:style-name="Formats.B2" office:value-type="string">
            <text:p text:style-name="P6">32px; 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6">Vector image</text:p>
          </table:table-cell>
          <table:table-cell table:style-name="Formats.B2" office:value-type="string">
            <text:p text:style-name="P6">.svg</text:p>
          </table:table-cell>
          <table:table-cell table:style-name="Formats.B2" office:value-type="string">
            <text:p text:style-name="P6">2000×2000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6">Music and sounds</text:p>
          </table:table-cell>
          <table:table-cell table:style-name="Formats.B2" office:value-type="string">
            <text:p text:style-name="P6">.mp3</text:p>
          </table:table-cell>
          <table:table-cell table:style-name="Formats.B2" office:value-type="string">
            <text:p text:style-name="P6">320 kbps</text:p>
          </table:table-cell>
        </table:table-row>
      </table:table>
      <text:p text:style-name="Standard"/>
      <text:h text:style-name="P20" text:outline-level="1"><text:bookmark-start text:name="__RefHeading___Toc487_337111748"/>Version control<text:bookmark-end text:name="__RefHeading___Toc487_337111748"/></text:h>
      <text:p text:style-name="Text_20_body">The web-based hosting service for version control that we use is GitHub.</text:p>
      <text:p text:style-name="Standard">For changes and access requests contact the administrator.</text:p>
      <text:h text:style-name="Heading_20_2" text:outline-level="2"><text:bookmark-start text:name="__RefHeading___Toc9623_1257025330"/>Information<text:bookmark-end text:name="__RefHeading___Toc9623_1257025330"/></text:h>
      <text:p text:style-name="Standard">Url:</text:p>
      <text:list xml:id="list2335226032" text:style-name="L1">
        <text:list-item>
          <text:p text:style-name="P13">https://github.com/mikymaione/Howl-s-Moving-Castle-another-door</text:p>
        </text:list-item>
      </text:list>
      <text:p text:style-name="Standard">Administrator:</text:p>
      <text:list xml:id="list266422932" text:style-name="L2">
        <text:list-item>
          <text:p text:style-name="P14">Michele Maione (mikymaione@hotmail.it)</text:p>
        </text:list-item>
      </text:list>
      <text:h text:style-name="Heading_20_2" text:outline-level="2"><text:bookmark-start text:name="__RefHeading___Toc9625_1257025330"/>Backup<text:bookmark-end text:name="__RefHeading___Toc9625_1257025330"/></text:h>
      <text:p text:style-name="Standard">There is a Windows service running on the machine at www.maionemiky.it, written in C#, which executes the command “git pull” every hour.</text:p>
      <text:p text:style-name="Standard">Administrator:</text:p>
      <text:list xml:id="list193054767524689" text:continue-numbering="true" text:style-name="L2">
        <text:list-item>
          <text:p text:style-name="P14">Michele Maione (mikymaione@hotmail.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normal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6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2-20T19:30:52.989000000</dc:date>
    <meta:editing-duration>PT14H34M56S</meta:editing-duration>
    <meta:editing-cycles>628</meta:editing-cycles>
    <meta:generator>LibreOffice/6.1.2.1$Windows_X86_64 LibreOffice_project/65905a128db06ba48db947242809d14d3f9a93fe</meta:generator>
    <dc:subject>Howl's Moving Castle: another door</dc:subject>
    <dc:title>Howl's Moving Castle: another door - Project guidelines</dc:title>
    <dc:creator>Michele Maione</dc:creator>
    <meta:document-statistic meta:table-count="9" meta:image-count="4" meta:object-count="0" meta:page-count="8" meta:paragraph-count="276" meta:word-count="767" meta:character-count="5697" meta:non-whitespace-character-count="4682"/>
  </office:meta>
</office:document-meta>
</file>